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Times" svg:font-family="Times"/>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automatic-styles>
    <style:style style:name="P1" style:family="paragraph" style:parent-style-name="Standard">
      <style:text-properties style:font-name="Bitstream Charter"/>
    </style:style>
    <style:style style:name="P2" style:family="paragraph" style:parent-style-name="Standard">
      <style:paragraph-properties fo:margin-top="0.199cm" fo:margin-bottom="0.199cm"/>
      <style:text-properties fo:font-style="italic" fo:font-weight="bold" style:font-style-asian="italic" style:font-weight-asian="bold" style:font-style-complex="italic" style:font-weight-complex="bold"/>
    </style:style>
    <style:style style:name="P3" style:family="paragraph" style:parent-style-name="Standard" style:list-style-name="L1">
      <style:paragraph-properties fo:margin-top="0.199cm" fo:margin-bottom="0.199cm"/>
    </style:style>
    <style:style style:name="P4" style:family="paragraph" style:parent-style-name="Standard">
      <style:text-properties fo:font-size="12pt" fo:font-style="italic" style:font-size-asian="12pt" style:font-style-asian="italic" style:font-size-complex="12pt" style:font-style-complex="italic"/>
    </style:style>
    <style:style style:name="P5" style:family="paragraph" style:parent-style-name="Standard">
      <style:text-properties fo:font-size="11pt" fo:font-style="italic" style:font-size-asian="11pt" style:font-style-asian="italic" style:font-size-complex="11pt" style:font-style-complex="italic"/>
    </style:style>
    <style:style style:name="T1" style:family="text">
      <style:text-properties style:font-name="Bitstream Charter"/>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0 grams almond meal</text:p>
      <text:p text:style-name="Standard">1 cup caster sugar</text:p>
      <text:p text:style-name="P1">¼ cup plain flower</text:p>
      <text:p text:style-name="Standard">2 egg whites</text:p>
      <text:p text:style-name="Standard">1 teaspoon vanilla extract</text:p>
      <text:p text:style-name="Standard">1 tablespoon finely grated orange ride</text:p>
      <text:p text:style-name="P1">¼ cup almond flakes</text:p>
      <text:p text:style-name="P2">Method</text:p>
      <text:list text:style-name="L1">
        <text:list-item>
          <text:p text:style-name="P3">Preheat oven to 180<text:span text:style-name="T1">°</text:span>C.</text:p>
        </text:list-item>
        <text:list-item>
          <text:p text:style-name="P3">Mix almond meal, sugar, flour, eggwhites, vanilla and orange rind in a food processor for 2-3 minutes.</text:p>
        </text:list-item>
        <text:list-item>
          <text:p text:style-name="P3">Roll tablespoons of the mixture into balls onto baking trays.</text:p>
        </text:list-item>
        <text:list-item>
          <text:p text:style-name="P3">Flatten slightly.</text:p>
        </text:list-item>
        <text:list-item>
          <text:p text:style-name="P3">Top with almond flakes and cook for 12 minutes or until golden.</text:p>
        </text:list-item>
      </text:list>
      <text:p text:style-name="P4">Makes 24.</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Times" svg:font-family="Times"/>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fo:font-size="14pt" style:font-name-asian="HG Mincho Light J" style:font-size-asian="14pt" style:font-name-complex="Tahoma" style:font-size-complex="14pt"/>
    </style:style>
    <style:style style:name="List" style:family="paragraph" style:parent-style-name="Text_20_body" style:class="list">
      <style:text-properties style:font-name="Tim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weight="bold" style:font-weight-asian="bold" style:font-weight-complex="bold"/>
    </style:style>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Orange and Almond Cookies</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Frank Jung</meta:initial-creator>
    <meta:creation-date>2005-02-14T18:17:35</meta:creation-date>
    <dc:creator>Frank Jung</dc:creator>
    <dc:date>2005-05-29T17:07:09</dc:date>
    <dc:language>en-AU</dc:language>
    <meta:editing-cycles>11</meta:editing-cycles>
    <meta:editing-duration>PT19M8S</meta:editing-duration>
    <meta:user-defined meta:name="Info 1"/>
    <meta:user-defined meta:name="Info 2"/>
    <meta:user-defined meta:name="Info 3"/>
    <meta:user-defined meta:name="Info 4"/>
    <meta:document-statistic meta:table-count="0" meta:image-count="0" meta:object-count="0" meta:page-count="1" meta:paragraph-count="15" meta:word-count="83" meta:character-count="457"/>
  </office:meta>
</office:document-meta>
</file>